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9db8" officeooo:paragraph-rsid="001a9db8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1a9db8" officeooo:paragraph-rsid="001a9db8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a9db8" officeooo:paragraph-rsid="001a9db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9db8" officeooo:paragraph-rsid="001a9db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ze = 100,000 &amp; count = 5</text:p>
      <text:p text:style-name="P1">millerg2@aldenv103:~/112/cs112S2015-millerg2/lab6/SortingBenchmark$ java edu.allegheny.sort.SortingExperiment all 10000 </text:p>
      <text:p text:style-name="P1">Bubble Sort: </text:p>
      <text:p text:style-name="P1"><text:s text:c="2"/>count = 5 <text:s/>total = 898 (ms) <text:s/>average = 179.6 (ms) </text:p>
      <text:p text:style-name="P1"/>
      <text:p text:style-name="P1">Merge Sort: </text:p>
      <text:p text:style-name="P1"><text:s text:c="2"/>count = 5 <text:s/>total = 9 (ms) <text:s/>average = 1.8 (ms) </text:p>
      <text:p text:style-name="P1"/>
      <text:p text:style-name="P1">Quick Sort: </text:p>
      <text:p text:style-name="P1"><text:s text:c="2"/>count = 5 <text:s/>total = 13 (ms) <text:s/>average = 2.6 (ms) </text:p>
      <text:p text:style-name="P1"/>
      <text:p text:style-name="P1">Selection Sort: </text:p>
      <text:p text:style-name="P1"><text:s text:c="2"/>count = 5 <text:s/>total = 537 (ms) <text:s/>average = 107.4 (ms) </text:p>
      <text:p text:style-name="P1"/>
      <text:p text:style-name="P1">Insertion Sort: </text:p>
      <text:p text:style-name="P1"><text:s text:c="2"/>count = 5 <text:s/>total = 134 (ms) <text:s/>average = 26.8 (ms) </text:p>
      <text:p text:style-name="P1"/>
      <text:p text:style-name="P1">millerg2@aldenv103:~/112/cs112S2015-millerg2/lab6/SortingBenchmark$ java edu.allegheny.sort.SortingExperiment all 100000 </text:p>
      <text:p text:style-name="P1">Bubble Sort: </text:p>
      <text:p text:style-name="P1"><text:s text:c="2"/>count = 5 <text:s/>total = 89844 (ms) <text:s/>average = 17968.8 (ms) </text:p>
      <text:p text:style-name="P1"/>
      <text:p text:style-name="P1">Merge Sort: </text:p>
      <text:p text:style-name="P1"><text:s text:c="2"/>count = 5 <text:s/>total = 69 (ms) <text:s/>average = 13.8 (ms) </text:p>
      <text:p text:style-name="P1"/>
      <text:p text:style-name="P1">Quick Sort: </text:p>
      <text:p text:style-name="P1"><text:s text:c="2"/>count = 5 <text:s/>total = 48 (ms) <text:s/>average = 9.6 (ms) </text:p>
      <text:p text:style-name="P1"/>
      <text:p text:style-name="P1">Selection Sort: </text:p>
      <text:p text:style-name="P1"><text:s text:c="2"/>count = 5 <text:s/>total = 39366 (ms) <text:s/>average = 7873.2 (ms) </text:p>
      <text:p text:style-name="P1"/>
      <text:p text:style-name="P1">Insertion Sort: </text:p>
      <text:p text:style-name="P1"><text:s text:c="2"/>count = 5 <text:s/>total = 11905 (ms) <text:s/>average = 2381.0 (ms) </text:p>
      <text:p text:style-name="P1"/>
      <text:p text:style-name="P1">millerg2@aldenv103:~/112/cs112S2015-millerg2/lab6/SortingBenchmark$ java edu.allegheny.sort.SortingExperiment all 100000 </text:p>
      <text:p text:style-name="P1">Bubble Sort: </text:p>
      <text:p text:style-name="P1"><text:s text:c="2"/>count = 5 <text:s/>total = 90061 (ms) <text:s/>average = 18012.2 (ms) </text:p>
      <text:p text:style-name="P1"/>
      <text:p text:style-name="P1">Merge Sort: </text:p>
      <text:p text:style-name="P1"><text:s text:c="2"/>count = 5 <text:s/>total = 68 (ms) <text:s/>average = 13.6 (ms) </text:p>
      <text:p text:style-name="P1"/>
      <text:p text:style-name="P1">Quick Sort: </text:p>
      <text:p text:style-name="P1"><text:s text:c="2"/>count = 5 <text:s/>total = 54 (ms) <text:s/>average = 10.8 (ms) </text:p>
      <text:p text:style-name="P1"/>
      <text:p text:style-name="P1">Selection Sort: </text:p>
      <text:p text:style-name="P1"><text:soft-page-break/><text:s text:c="2"/>count = 5 <text:s/>total = 39457 (ms) <text:s/>average = 7891.4 (ms) </text:p>
      <text:p text:style-name="P1"/>
      <text:p text:style-name="P1">Insertion Sort: </text:p>
      <text:p text:style-name="P1"><text:s text:c="2"/>count = 5 <text:s/>total = 12556 (ms) <text:s/>average = 2511.2 (ms) </text:p>
      <text:p text:style-name="P1"/>
      <text:p text:style-name="P1">millerg2@aldenv103:~/112/cs112S2015-millerg2/lab6/SortingBenchmark$ java edu.allegheny.sort.SortingExperiment all 100000 </text:p>
      <text:p text:style-name="P1">Bubble Sort: </text:p>
      <text:p text:style-name="P1"><text:s text:c="2"/>count = 5 <text:s/>total = 90032 (ms) <text:s/>average = 18006.4 (ms) </text:p>
      <text:p text:style-name="P1"/>
      <text:p text:style-name="P1">Merge Sort: </text:p>
      <text:p text:style-name="P1"><text:s text:c="2"/>count = 5 <text:s/>total = 67 (ms) <text:s/>average = 13.4 (ms) </text:p>
      <text:p text:style-name="P1"/>
      <text:p text:style-name="P1">Quick Sort: </text:p>
      <text:p text:style-name="P1"><text:s text:c="2"/>count = 5 <text:s/>total = 52 (ms) <text:s/>average = 10.4 (ms) </text:p>
      <text:p text:style-name="P1"/>
      <text:p text:style-name="P1">Selection Sort: </text:p>
      <text:p text:style-name="P1"><text:s text:c="2"/>count = 5 <text:s/>total = 39395 (ms) <text:s/>average = 7879.0 (ms) </text:p>
      <text:p text:style-name="P1"/>
      <text:p text:style-name="P1">Insertion Sort: </text:p>
      <text:p text:style-name="P1"><text:s text:c="2"/>count = 5 <text:s/>total = 12007 (ms) <text:s/>average = 2401.4 (ms) </text:p>
      <text:p text:style-name="P1"/>
      <text:p text:style-name="P1">millerg2@aldenv103:~/112/cs112S2015-millerg2/lab6/SortingBenchmark$ java edu.allegheny.sort.SortingExperiment all 100000 </text:p>
      <text:p text:style-name="P1">Bubble Sort: </text:p>
      <text:p text:style-name="P1"><text:s text:c="2"/>count = 5 <text:s/>total = 89972 (ms) <text:s/>average = 17994.4 (ms) </text:p>
      <text:p text:style-name="P1"/>
      <text:p text:style-name="P1">Merge Sort: </text:p>
      <text:p text:style-name="P1"><text:s text:c="2"/>count = 5 <text:s/>total = 71 (ms) <text:s/>average = 14.2 (ms) </text:p>
      <text:p text:style-name="P1"/>
      <text:p text:style-name="P1">Quick Sort: </text:p>
      <text:p text:style-name="P1"><text:s text:c="2"/>count = 5 <text:s/>total = 51 (ms) <text:s/>average = 10.2 (ms) </text:p>
      <text:p text:style-name="P1"/>
      <text:p text:style-name="P1">Selection Sort: </text:p>
      <text:p text:style-name="P1"><text:s text:c="2"/>count = 5 <text:s/>total = 39373 (ms) <text:s/>average = 7874.6 (ms) </text:p>
      <text:p text:style-name="P1"/>
      <text:p text:style-name="P1">Insertion Sort: </text:p>
      <text:p text:style-name="P1"><text:s text:c="2"/>count = 5 <text:s/>total = 11911 (ms) <text:s/>average = 2382.2 (ms)</text:p>
      <text:p text:style-name="P1"/>
      <text:p text:style-name="P2">Size = 10,000 &amp; count = 5</text:p>
      <text:p text:style-name="P3">millerg2@aldenv103:~/112/cs112S2015-millerg2/lab6/SortingBenchmark$ java edu.allegheny.sort.SortingExperiment all 10000 </text:p>
      <text:p text:style-name="P3">Bubble Sort: </text:p>
      <text:p text:style-name="P3"><text:s text:c="2"/>count = 5 <text:s/>total = 893 (ms) <text:s/>average = 178.6 (ms) </text:p>
      <text:p text:style-name="P3"/>
      <text:p text:style-name="P3">Merge Sort: </text:p>
      <text:p text:style-name="P3"><text:s text:c="2"/>count = 5 <text:s/>total = 10 (ms) <text:s/>average = 2.0 (ms) </text:p>
      <text:p text:style-name="P3"><text:soft-page-break/><text:s/></text:p>
      <text:p text:style-name="P3">Quick Sort: </text:p>
      <text:p text:style-name="P3"><text:s text:c="2"/>count = 5 <text:s/>total = 12 (ms) <text:s/>average = 2.4 (ms) </text:p>
      <text:p text:style-name="P3"/>
      <text:p text:style-name="P3">Selection Sort: </text:p>
      <text:p text:style-name="P3"><text:s text:c="2"/>count = 5 <text:s/>total = 538 (ms) <text:s/>average = 107.6 (ms) </text:p>
      <text:p text:style-name="P3"/>
      <text:p text:style-name="P3">Insertion Sort: </text:p>
      <text:p text:style-name="P3"><text:s text:c="2"/>count = 5 <text:s/>total = 135 (ms) <text:s/>average = 27.0 (ms) </text:p>
      <text:p text:style-name="P3"/>
      <text:p text:style-name="P3">millerg2@aldenv103:~/112/cs112S2015-millerg2/lab6/SortingBenchmark$ java edu.allegheny.sort.SortingExperiment all 10000 </text:p>
      <text:p text:style-name="P3">Bubble Sort: </text:p>
      <text:p text:style-name="P3"><text:s text:c="2"/>count = 5 <text:s/>total = 907 (ms) <text:s/>average = 181.4 (ms) </text:p>
      <text:p text:style-name="P3"/>
      <text:p text:style-name="P3">Merge Sort: </text:p>
      <text:p text:style-name="P3"><text:s text:c="2"/>count = 5 <text:s/>total = 9 (ms) <text:s/>average = 1.8 (ms) </text:p>
      <text:p text:style-name="P3"/>
      <text:p text:style-name="P3">Quick Sort: </text:p>
      <text:p text:style-name="P3"><text:s text:c="2"/>count = 5 <text:s/>total = 12 (ms) <text:s/>average = 2.4 (ms) </text:p>
      <text:p text:style-name="P3"/>
      <text:p text:style-name="P3">Selection Sort: </text:p>
      <text:p text:style-name="P3"><text:s text:c="2"/>count = 5 <text:s/>total = 536 (ms) <text:s/>average = 107.2 (ms) </text:p>
      <text:p text:style-name="P3"/>
      <text:p text:style-name="P3">Insertion Sort: </text:p>
      <text:p text:style-name="P3"><text:s text:c="2"/>count = 5 <text:s/>total = 137 (ms) <text:s/>average = 27.4 (ms) </text:p>
      <text:p text:style-name="P3"/>
      <text:p text:style-name="P3">millerg2@aldenv103:~/112/cs112S2015-millerg2/lab6/SortingBenchmark$ java edu.allegheny.sort.SortingExperiment all 10000 </text:p>
      <text:p text:style-name="P3">Bubble Sort: </text:p>
      <text:p text:style-name="P3"><text:s text:c="2"/>count = 5 <text:s/>total = 893 (ms) <text:s/>average = 178.6 (ms) </text:p>
      <text:p text:style-name="P3"/>
      <text:p text:style-name="P3">Merge Sort: </text:p>
      <text:p text:style-name="P3"><text:s text:c="2"/>count = 5 <text:s/>total = 10 (ms) <text:s/>average = 2.0 (ms) </text:p>
      <text:p text:style-name="P3"/>
      <text:p text:style-name="P3">Quick Sort: </text:p>
      <text:p text:style-name="P3"><text:s text:c="2"/>count = 5 <text:s/>total = 13 (ms) <text:s/>average = 2.6 (ms) </text:p>
      <text:p text:style-name="P3"/>
      <text:p text:style-name="P3">Selection Sort: </text:p>
      <text:p text:style-name="P3"><text:s text:c="2"/>count = 5 <text:s/>total = 538 (ms) <text:s/>average = 107.6 (ms) </text:p>
      <text:p text:style-name="P3"/>
      <text:p text:style-name="P3">Insertion Sort: </text:p>
      <text:p text:style-name="P3"><text:s text:c="2"/>count = 5 <text:s/>total = 134 (ms) <text:s/>average = 26.8 (ms) </text:p>
      <text:p text:style-name="P3"/>
      <text:p text:style-name="P3">millerg2@aldenv103:~/112/cs112S2015-millerg2/lab6/SortingBenchmark$ java edu.allegheny.sort.SortingExperiment all 10000 </text:p>
      <text:p text:style-name="P3">Bubble Sort: </text:p>
      <text:p text:style-name="P3"><text:s text:c="2"/>count = 5 <text:s/>total = 896 (ms) <text:s/>average = 179.2 (ms) </text:p>
      <text:p text:style-name="P3"/>
      <text:p text:style-name="P3"><text:soft-page-break/>Merge Sort: </text:p>
      <text:p text:style-name="P3"><text:s text:c="2"/>count = 5 <text:s/>total = 11 (ms) <text:s/>average = 2.2 (ms) </text:p>
      <text:p text:style-name="P3"/>
      <text:p text:style-name="P3">Quick Sort: </text:p>
      <text:p text:style-name="P3"><text:s text:c="2"/>count = 5 <text:s/>total = 13 (ms) <text:s/>average = 2.6 (ms) </text:p>
      <text:p text:style-name="P3"/>
      <text:p text:style-name="P3">Selection Sort: </text:p>
      <text:p text:style-name="P3"><text:s text:c="2"/>count = 5 <text:s/>total = 539 (ms) <text:s/>average = 107.8 (ms) </text:p>
      <text:p text:style-name="P3"/>
      <text:p text:style-name="P3">Insertion Sort: </text:p>
      <text:p text:style-name="P3"><text:s text:c="2"/>count = 5 <text:s/>total = 135 (ms) <text:s/>average = 27.0 (ms) </text:p>
      <text:p text:style-name="P3"/>
      <text:p text:style-name="P3">millerg2@aldenv103:~/112/cs112S2015-millerg2/lab6/SortingBenchmark$ java edu.allegheny.sort.SortingExperiment all 10000 </text:p>
      <text:p text:style-name="P3">Bubble Sort: </text:p>
      <text:p text:style-name="P3"><text:s text:c="2"/>count = 5 <text:s/>total = 899 (ms) <text:s/>average = 179.8 (ms) </text:p>
      <text:p text:style-name="P3"/>
      <text:p text:style-name="P3">Merge Sort: </text:p>
      <text:p text:style-name="P3"><text:s text:c="2"/>count = 5 <text:s/>total = 10 (ms) <text:s/>average = 2.0 (ms) </text:p>
      <text:p text:style-name="P3"/>
      <text:p text:style-name="P3">Quick Sort: </text:p>
      <text:p text:style-name="P3"><text:s text:c="2"/>count = 5 <text:s/>total = 12 (ms) <text:s/>average = 2.4 (ms) </text:p>
      <text:p text:style-name="P3"/>
      <text:p text:style-name="P3">Selection Sort: </text:p>
      <text:p text:style-name="P3"><text:s text:c="2"/>count = 5 <text:s/>total = 536 (ms) <text:s/>average = 107.2 (ms) </text:p>
      <text:p text:style-name="P3"/>
      <text:p text:style-name="P3">Insertion Sort: </text:p>
      <text:p text:style-name="P3"><text:s text:c="2"/>count = 5 <text:s/>total = 136 (ms) <text:s/>average = 27.2 (ms) </text:p>
      <text:p text:style-name="P3"/>
      <text:p text:style-name="P3">millerg2@aldenv103:~/112/cs112S2015-millerg2/lab6/SortingBenchmark$ </text:p>
      <text:p text:style-name="P2">Size = 1,000 &amp; count = 5</text:p>
      <text:p text:style-name="P1"/>
      <text:p text:style-name="P4">millerg2@aldenv103:~/112/cs112S2015-millerg2/lab6/SortingBenchmark$ java edu.allegheny.sort.SortingExperiment all 1000 </text:p>
      <text:p text:style-name="P4">Bubble Sort: </text:p>
      <text:p text:style-name="P4"><text:s text:c="2"/>count = 5 <text:s/>total = 19 (ms) <text:s/>average = 3.8 (ms) </text:p>
      <text:p text:style-name="P4"/>
      <text:p text:style-name="P4">Merge Sort: </text:p>
      <text:p text:style-name="P4"><text:s text:c="2"/>count = 5 <text:s/>total = 4 (ms) <text:s/>average = 0.8 (ms) </text:p>
      <text:p text:style-name="P4"/>
      <text:p text:style-name="P4">Quick Sort: </text:p>
      <text:p text:style-name="P4"><text:s text:c="2"/>count = 5 <text:s/>total = 4 (ms) <text:s/>average = 0.8 (ms) </text:p>
      <text:p text:style-name="P4"/>
      <text:p text:style-name="P4">Selection Sort: </text:p>
      <text:p text:style-name="P4"><text:s text:c="2"/>count = 5 <text:s/>total = 15 (ms) <text:s/>average = 3.0 (ms) </text:p>
      <text:p text:style-name="P4"/>
      <text:p text:style-name="P4">Insertion Sort: </text:p>
      <text:p text:style-name="P4"><text:soft-page-break/><text:s text:c="2"/>count = 5 <text:s/>total = 13 (ms) <text:s/>average = 2.6 (ms) </text:p>
      <text:p text:style-name="P4"/>
      <text:p text:style-name="P4">millerg2@aldenv103:~/112/cs112S2015-millerg2/lab6/SortingBenchmark$ java edu.allegheny.sort.SortingExperiment all 1000 </text:p>
      <text:p text:style-name="P4">Bubble Sort: </text:p>
      <text:p text:style-name="P4"><text:s text:c="2"/>count = 5 <text:s/>total = 19 (ms) <text:s/>average = 3.8 (ms) </text:p>
      <text:p text:style-name="P4"/>
      <text:p text:style-name="P4">Merge Sort: </text:p>
      <text:p text:style-name="P4"><text:s text:c="2"/>count = 5 <text:s/>total = 3 (ms) <text:s/>average = 0.6 (ms) </text:p>
      <text:p text:style-name="P4"/>
      <text:p text:style-name="P4">Quick Sort: </text:p>
      <text:p text:style-name="P4"><text:s text:c="2"/>count = 5 <text:s/>total = 5 (ms) <text:s/>average = 1.0 (ms) </text:p>
      <text:p text:style-name="P4"/>
      <text:p text:style-name="P4">Selection Sort: </text:p>
      <text:p text:style-name="P4"><text:s text:c="2"/>count = 5 <text:s/>total = 13 (ms) <text:s/>average = 2.6 (ms) </text:p>
      <text:p text:style-name="P4"/>
      <text:p text:style-name="P4">Insertion Sort: </text:p>
      <text:p text:style-name="P4"><text:s text:c="2"/>count = 5 <text:s/>total = 10 (ms) <text:s/>average = 2.0 (ms) </text:p>
      <text:p text:style-name="P4"/>
      <text:p text:style-name="P4">millerg2@aldenv103:~/112/cs112S2015-millerg2/lab6/SortingBenchmark$ java edu.allegheny.sort.SortingExperiment all 1000 </text:p>
      <text:p text:style-name="P4">Bubble Sort: </text:p>
      <text:p text:style-name="P4"><text:s text:c="2"/>count = 5 <text:s/>total = 16 (ms) <text:s/>average = 3.2 (ms) </text:p>
      <text:p text:style-name="P4"/>
      <text:p text:style-name="P4">Merge Sort: </text:p>
      <text:p text:style-name="P4"><text:s text:c="2"/>count = 5 <text:s/>total = 3 (ms) <text:s/>average = 0.6 (ms) </text:p>
      <text:p text:style-name="P4"/>
      <text:p text:style-name="P4">Quick Sort: </text:p>
      <text:p text:style-name="P4"><text:s text:c="2"/>count = 5 <text:s/>total = 4 (ms) <text:s/>average = 0.8 (ms) </text:p>
      <text:p text:style-name="P4"/>
      <text:p text:style-name="P4">Selection Sort: </text:p>
      <text:p text:style-name="P4"><text:s text:c="2"/>count = 5 <text:s/>total = 13 (ms) <text:s/>average = 2.6 (ms) </text:p>
      <text:p text:style-name="P4"/>
      <text:p text:style-name="P4">Insertion Sort: </text:p>
      <text:p text:style-name="P4"><text:s text:c="2"/>count = 5 <text:s/>total = 11 (ms) <text:s/>average = 2.2 (ms) </text:p>
      <text:p text:style-name="P4"/>
      <text:p text:style-name="P4">millerg2@aldenv103:~/112/cs112S2015-millerg2/lab6/SortingBenchmark$ java edu.allegheny.sort.SortingExperiment all 1000 </text:p>
      <text:p text:style-name="P4">Bubble Sort: </text:p>
      <text:p text:style-name="P4"><text:s text:c="2"/>count = 5 <text:s/>total = 19 (ms) <text:s/>average = 3.8 (ms) </text:p>
      <text:p text:style-name="P4"/>
      <text:p text:style-name="P4">Merge Sort: </text:p>
      <text:p text:style-name="P4"><text:s text:c="2"/>count = 5 <text:s/>total = 4 (ms) <text:s/>average = 0.8 (ms) </text:p>
      <text:p text:style-name="P4"/>
      <text:p text:style-name="P4">Quick Sort: </text:p>
      <text:p text:style-name="P4"><text:s text:c="2"/>count = 5 <text:s/>total = 4 (ms) <text:s/>average = 0.8 (ms) </text:p>
      <text:p text:style-name="P4"/>
      <text:p text:style-name="P4">Selection Sort: </text:p>
      <text:p text:style-name="P4"><text:s text:c="2"/>count = 5 <text:s/>total = 14 (ms) <text:s/>average = 2.8 (ms) </text:p>
      <text:p text:style-name="P4"><text:soft-page-break/><text:s/></text:p>
      <text:p text:style-name="P4">Insertion Sort: </text:p>
      <text:p text:style-name="P4"><text:s text:c="2"/>count = 5 <text:s/>total = 10 (ms) <text:s/>average = 2.0 (ms) </text:p>
      <text:p text:style-name="P4"/>
      <text:p text:style-name="P4">millerg2@aldenv103:~/112/cs112S2015-millerg2/lab6/SortingBenchmark$ java edu.allegheny.sort.SortingExperiment all 1000 </text:p>
      <text:p text:style-name="P4">Bubble Sort: </text:p>
      <text:p text:style-name="P4"><text:s text:c="2"/>count = 5 <text:s/>total = 18 (ms) <text:s/>average = 3.6 (ms) </text:p>
      <text:p text:style-name="P4"/>
      <text:p text:style-name="P4">Merge Sort: </text:p>
      <text:p text:style-name="P4"><text:s text:c="2"/>count = 5 <text:s/>total = 2 (ms) <text:s/>average = 0.4 (ms) </text:p>
      <text:p text:style-name="P4"/>
      <text:p text:style-name="P4">Quick Sort: </text:p>
      <text:p text:style-name="P4"><text:s text:c="2"/>count = 5 <text:s/>total = 4 (ms) <text:s/>average = 0.8 (ms) </text:p>
      <text:p text:style-name="P4"/>
      <text:p text:style-name="P4">Selection Sort: </text:p>
      <text:p text:style-name="P4"><text:s text:c="2"/>count = 5 <text:s/>total = 12 (ms) <text:s/>average = 2.4 (ms) </text:p>
      <text:p text:style-name="P4"/>
      <text:p text:style-name="P4">Insertion Sort: </text:p>
      <text:p text:style-name="P4"><text:s text:c="2"/>count = 5 <text:s/>total = 11 (ms) <text:s/>average = 2.2 (ms)</text:p>
      <text:p text:style-name="P2">Size = 100 &amp; count = 5</text:p>
      <text:p text:style-name="P3">millerg2@aldenv103:~/112/cs112S2015-millerg2/lab6/SortingBenchmark$ java edu.allegheny.sort.SortingExperiment all 100 </text:p>
      <text:p text:style-name="P3">Bubble Sort: </text:p>
      <text:p text:style-name="P3"><text:s text:c="2"/>count = 5 <text:s/>total = 3 (ms) <text:s/>average = 0.6 (ms) </text:p>
      <text:p text:style-name="P3"/>
      <text:p text:style-name="P3">Merge Sort: </text:p>
      <text:p text:style-name="P3"><text:s text:c="2"/>count = 5 <text:s/>total = 3 (ms) <text:s/>average = 0.6 (ms) </text:p>
      <text:p text:style-name="P3"/>
      <text:p text:style-name="P3">Quick Sort: </text:p>
      <text:p text:style-name="P3"><text:s text:c="2"/>count = 5 <text:s/>total = 4 (ms) <text:s/>average = 0.8 (ms) </text:p>
      <text:p text:style-name="P3"/>
      <text:p text:style-name="P3">Selection Sort: </text:p>
      <text:p text:style-name="P3"><text:s text:c="2"/>count = 5 <text:s/>total = 2 (ms) <text:s/>average = 0.4 (ms) </text:p>
      <text:p text:style-name="P3"/>
      <text:p text:style-name="P3">Insertion Sort: </text:p>
      <text:p text:style-name="P3"><text:s text:c="2"/>count = 5 <text:s/>total = 3 (ms) <text:s/>average = 0.6 (ms) </text:p>
      <text:p text:style-name="P3"/>
      <text:p text:style-name="P3">millerg2@aldenv103:~/112/cs112S2015-millerg2/lab6/SortingBenchmark$ java edu.allegheny.sort.SortingExperiment all 100 </text:p>
      <text:p text:style-name="P3">Bubble Sort: </text:p>
      <text:p text:style-name="P3"><text:s text:c="2"/>count = 5 <text:s/>total = 3 (ms) <text:s/>average = 0.6 (ms) </text:p>
      <text:p text:style-name="P3"/>
      <text:p text:style-name="P3">Merge Sort: </text:p>
      <text:p text:style-name="P3"><text:s text:c="2"/>count = 5 <text:s/>total = 2 (ms) <text:s/>average = 0.4 (ms) </text:p>
      <text:p text:style-name="P3"/>
      <text:p text:style-name="P3">Quick Sort: </text:p>
      <text:p text:style-name="P3"><text:soft-page-break/><text:s text:c="2"/>count = 5 <text:s/>total = 3 (ms) <text:s/>average = 0.6 (ms) </text:p>
      <text:p text:style-name="P3"/>
      <text:p text:style-name="P3">Selection Sort: </text:p>
      <text:p text:style-name="P3"><text:s text:c="2"/>count = 5 <text:s/>total = 2 (ms) <text:s/>average = 0.4 (ms) </text:p>
      <text:p text:style-name="P3"/>
      <text:p text:style-name="P3">Insertion Sort: </text:p>
      <text:p text:style-name="P3"><text:s text:c="2"/>count = 5 <text:s/>total = 1 (ms) <text:s/>average = 0.2 (ms) </text:p>
      <text:p text:style-name="P3"/>
      <text:p text:style-name="P3">millerg2@aldenv103:~/112/cs112S2015-millerg2/lab6/SortingBenchmark$ java edu.allegheny.sort.SortingExperiment all 100 </text:p>
      <text:p text:style-name="P3">Bubble Sort: </text:p>
      <text:p text:style-name="P3"><text:s text:c="2"/>count = 5 <text:s/>total = 3 (ms) <text:s/>average = 0.6 (ms) </text:p>
      <text:p text:style-name="P3"/>
      <text:p text:style-name="P3">Merge Sort: </text:p>
      <text:p text:style-name="P3"><text:s text:c="2"/>count = 5 <text:s/>total = 2 (ms) <text:s/>average = 0.4 (ms) </text:p>
      <text:p text:style-name="P3"/>
      <text:p text:style-name="P3">Quick Sort: </text:p>
      <text:p text:style-name="P3"><text:s text:c="2"/>count = 5 <text:s/>total = 3 (ms) <text:s/>average = 0.6 (ms) </text:p>
      <text:p text:style-name="P3"/>
      <text:p text:style-name="P3">Selection Sort: </text:p>
      <text:p text:style-name="P3"><text:s text:c="2"/>count = 5 <text:s/>total = 2 (ms) <text:s/>average = 0.4 (ms) </text:p>
      <text:p text:style-name="P3"/>
      <text:p text:style-name="P3">Insertion Sort: </text:p>
      <text:p text:style-name="P3"><text:s text:c="2"/>count = 5 <text:s/>total = 2 (ms) <text:s/>average = 0.4 (ms) </text:p>
      <text:p text:style-name="P3"/>
      <text:p text:style-name="P3">millerg2@aldenv103:~/112/cs112S2015-millerg2/lab6/SortingBenchmark$ java edu.allegheny.sort.SortingExperiment all 100 </text:p>
      <text:p text:style-name="P3">Bubble Sort: </text:p>
      <text:p text:style-name="P3"><text:s text:c="2"/>count = 5 <text:s/>total = 3 (ms) <text:s/>average = 0.6 (ms) </text:p>
      <text:p text:style-name="P3"/>
      <text:p text:style-name="P3">Merge Sort: </text:p>
      <text:p text:style-name="P3"><text:s text:c="2"/>count = 5 <text:s/>total = 2 (ms) <text:s/>average = 0.4 (ms) </text:p>
      <text:p text:style-name="P3"/>
      <text:p text:style-name="P3">Quick Sort: </text:p>
      <text:p text:style-name="P3"><text:s text:c="2"/>count = 5 <text:s/>total = 3 (ms) <text:s/>average = 0.6 (ms) </text:p>
      <text:p text:style-name="P3"/>
      <text:p text:style-name="P3">Selection Sort: </text:p>
      <text:p text:style-name="P3"><text:s text:c="2"/>count = 5 <text:s/>total = 2 (ms) <text:s/>average = 0.4 (ms) </text:p>
      <text:p text:style-name="P3"/>
      <text:p text:style-name="P3">Insertion Sort: </text:p>
      <text:p text:style-name="P3"><text:s text:c="2"/>count = 5 <text:s/>total = 2 (ms) <text:s/>average = 0.4 (ms) </text:p>
      <text:p text:style-name="P3"/>
      <text:p text:style-name="P3">millerg2@aldenv103:~/112/cs112S2015-millerg2/lab6/SortingBenchmark$ java edu.allegheny.sort.SortingExperiment all 100 </text:p>
      <text:p text:style-name="P3">Bubble Sort: </text:p>
      <text:p text:style-name="P3"><text:s text:c="2"/>count = 5 <text:s/>total = 3 (ms) <text:s/>average = 0.6 (ms) </text:p>
      <text:p text:style-name="P3"/>
      <text:p text:style-name="P3">Merge Sort: </text:p>
      <text:p text:style-name="P3"><text:s text:c="2"/>count = 5 <text:s/>total = 2 (ms) <text:s/>average = 0.4 (ms) </text:p>
      <text:p text:style-name="P3"><text:soft-page-break/><text:s/></text:p>
      <text:p text:style-name="P3">Quick Sort: </text:p>
      <text:p text:style-name="P3"><text:s text:c="2"/>count = 5 <text:s/>total = 4 (ms) <text:s/>average = 0.8 (ms) </text:p>
      <text:p text:style-name="P3"/>
      <text:p text:style-name="P3">Selection Sort: </text:p>
      <text:p text:style-name="P3"><text:s text:c="2"/>count = 5 <text:s/>total = 1 (ms) <text:s/>average = 0.2 (ms) </text:p>
      <text:p text:style-name="P3"/>
      <text:p text:style-name="P3">Insertion Sort: </text:p>
      <text:p text:style-name="P3"><text:s text:c="2"/>count = 5 <text:s/>total = 2 (ms) <text:s/>average = 0.4 (ms) </text:p>
      <text:p text:style-name="P2">Size = 10 &amp; count = 5</text:p>
      <text:p text:style-name="P3">millerg2@aldenv103:~/112/cs112S2015-millerg2/lab6/SortingBenchmark$ java edu.allegheny.sort.SortingExperiment all 10 </text:p>
      <text:p text:style-name="P3">Bubble Sort: </text:p>
      <text:p text:style-name="P3"><text:s text:c="2"/>count = 5 <text:s/>total = 3 (ms) <text:s/>average = 0.6 (ms) </text:p>
      <text:p text:style-name="P3"/>
      <text:p text:style-name="P3">Merge Sort: </text:p>
      <text:p text:style-name="P3"><text:s text:c="2"/>count = 5 <text:s/>total = 2 (ms) <text:s/>average = 0.4 (ms) </text:p>
      <text:p text:style-name="P3"/>
      <text:p text:style-name="P3">Quick Sort: </text:p>
      <text:p text:style-name="P3"><text:s text:c="2"/>count = 5 <text:s/>total = 6 (ms) <text:s/>average = 1.2 (ms) </text:p>
      <text:p text:style-name="P3"/>
      <text:p text:style-name="P3">Selection Sort: </text:p>
      <text:p text:style-name="P3"><text:s text:c="2"/>count = 5 <text:s/>total = 2 (ms) <text:s/>average = 0.4 (ms) </text:p>
      <text:p text:style-name="P3"/>
      <text:p text:style-name="P3">Insertion Sort: </text:p>
      <text:p text:style-name="P3"><text:s text:c="2"/>count = 5 <text:s/>total = 2 (ms) <text:s/>average = 0.4 (ms) </text:p>
      <text:p text:style-name="P3"/>
      <text:p text:style-name="P3">millerg2@aldenv103:~/112/cs112S2015-millerg2/lab6/SortingBenchmark$ java edu.allegheny.sort.SortingExperiment all 10 </text:p>
      <text:p text:style-name="P3">Bubble Sort: </text:p>
      <text:p text:style-name="P3"><text:s text:c="2"/>count = 5 <text:s/>total = 1 (ms) <text:s/>average = 0.2 (ms) </text:p>
      <text:p text:style-name="P3"/>
      <text:p text:style-name="P3">Merge Sort: </text:p>
      <text:p text:style-name="P3"><text:s text:c="2"/>count = 5 <text:s/>total = 2 (ms) <text:s/>average = 0.4 (ms) </text:p>
      <text:p text:style-name="P3"/>
      <text:p text:style-name="P3">Quick Sort: </text:p>
      <text:p text:style-name="P3"><text:s text:c="2"/>count = 5 <text:s/>total = 4 (ms) <text:s/>average = 0.8 (ms) </text:p>
      <text:p text:style-name="P3"/>
      <text:p text:style-name="P3">Selection Sort: </text:p>
      <text:p text:style-name="P3"><text:s text:c="2"/>count = 5 <text:s/>total = 2 (ms) <text:s/>average = 0.4 (ms) </text:p>
      <text:p text:style-name="P3"/>
      <text:p text:style-name="P3">Insertion Sort: </text:p>
      <text:p text:style-name="P3"><text:s text:c="2"/>count = 5 <text:s/>total = 1 (ms) <text:s/>average = 0.2 (ms) </text:p>
      <text:p text:style-name="P3"/>
      <text:p text:style-name="P3">millerg2@aldenv103:~/112/cs112S2015-millerg2/lab6/SortingBenchmark$ java edu.allegheny.sort.SortingExperiment all 10 </text:p>
      <text:p text:style-name="P3">Bubble Sort: </text:p>
      <text:p text:style-name="P3"><text:soft-page-break/><text:s text:c="2"/>count = 5 <text:s/>total = 1 (ms) <text:s/>average = 0.2 (ms) </text:p>
      <text:p text:style-name="P3"/>
      <text:p text:style-name="P3">Merge Sort: </text:p>
      <text:p text:style-name="P3"><text:s text:c="2"/>count = 5 <text:s/>total = 2 (ms) <text:s/>average = 0.4 (ms) </text:p>
      <text:p text:style-name="P3"/>
      <text:p text:style-name="P3">Quick Sort: </text:p>
      <text:p text:style-name="P3"><text:s text:c="2"/>count = 5 <text:s/>total = 3 (ms) <text:s/>average = 0.6 (ms) </text:p>
      <text:p text:style-name="P3"/>
      <text:p text:style-name="P3">Selection Sort: </text:p>
      <text:p text:style-name="P3"><text:s text:c="2"/>count = 5 <text:s/>total = 2 (ms) <text:s/>average = 0.4 (ms) </text:p>
      <text:p text:style-name="P3"/>
      <text:p text:style-name="P3">Insertion Sort: </text:p>
      <text:p text:style-name="P3"><text:s text:c="2"/>count = 5 <text:s/>total = 1 (ms) <text:s/>average = 0.2 (ms) </text:p>
      <text:p text:style-name="P3"/>
      <text:p text:style-name="P3">millerg2@aldenv103:~/112/cs112S2015-millerg2/lab6/SortingBenchmark$ java edu.allegheny.sort.SortingExperiment all 10 </text:p>
      <text:p text:style-name="P3">Bubble Sort: </text:p>
      <text:p text:style-name="P3"><text:s text:c="2"/>count = 5 <text:s/>total = 2 (ms) <text:s/>average = 0.4 (ms) </text:p>
      <text:p text:style-name="P3"/>
      <text:p text:style-name="P3">Merge Sort: </text:p>
      <text:p text:style-name="P3"><text:s text:c="2"/>count = 5 <text:s/>total = 1 (ms) <text:s/>average = 0.2 (ms) </text:p>
      <text:p text:style-name="P3"/>
      <text:p text:style-name="P3">Quick Sort: </text:p>
      <text:p text:style-name="P3"><text:s text:c="2"/>count = 5 <text:s/>total = 3 (ms) <text:s/>average = 0.6 (ms) </text:p>
      <text:p text:style-name="P3"/>
      <text:p text:style-name="P3">Selection Sort: </text:p>
      <text:p text:style-name="P3"><text:s text:c="2"/>count = 5 <text:s/>total = 1 (ms) <text:s/>average = 0.2 (ms) </text:p>
      <text:p text:style-name="P3"/>
      <text:p text:style-name="P3">Insertion Sort: </text:p>
      <text:p text:style-name="P3"><text:s text:c="2"/>count = 5 <text:s/>total = 1 (ms) <text:s/>average = 0.2 (ms) </text:p>
      <text:p text:style-name="P3"/>
      <text:p text:style-name="P3">millerg2@aldenv103:~/112/cs112S2015-millerg2/lab6/SortingBenchmark$ java edu.allegheny.sort.SortingExperiment all 10 </text:p>
      <text:p text:style-name="P3">Bubble Sort: </text:p>
      <text:p text:style-name="P3"><text:s text:c="2"/>count = 5 <text:s/>total = 1 (ms) <text:s/>average = 0.2 (ms) </text:p>
      <text:p text:style-name="P3"/>
      <text:p text:style-name="P3">Merge Sort: </text:p>
      <text:p text:style-name="P3"><text:s text:c="2"/>count = 5 <text:s/>total = 2 (ms) <text:s/>average = 0.4 (ms) </text:p>
      <text:p text:style-name="P3"/>
      <text:p text:style-name="P3">Quick Sort: </text:p>
      <text:p text:style-name="P3"><text:s text:c="2"/>count = 5 <text:s/>total = 3 (ms) <text:s/>average = 0.6 (ms) </text:p>
      <text:p text:style-name="P3"/>
      <text:p text:style-name="P3">Selection Sort: </text:p>
      <text:p text:style-name="P3"><text:s text:c="2"/>count = 5 <text:s/>total = 2 (ms) <text:s/>average = 0.4 (ms) </text:p>
      <text:p text:style-name="P3"/>
      <text:p text:style-name="P3">Insertion Sort: </text:p>
      <text:p text:style-name="P3"><text:s text:c="2"/>count = 5 <text:s/>total = 1 (ms) <text:s/>average = 0.2 (ms)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9:26:09.441989867</meta:creation-date>
    <meta:editing-duration>P0D</meta:editing-duration>
    <meta:editing-cycles>2</meta:editing-cycles>
    <meta:generator>LibreOffice/4.2.7.2$Linux_X86_64 LibreOffice_project/420m0$Build-2</meta:generator>
    <dc:date>2015-03-10T19:26:40.071318405</dc:date>
    <meta:document-statistic meta:table-count="0" meta:image-count="0" meta:object-count="0" meta:page-count="9" meta:paragraph-count="284" meta:word-count="1786" meta:character-count="11080" meta:non-whitespace-character-count="8798"/>
  </office:meta>
</office:document-meta>
</file>